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6300000037D310DE9BA4DE315F.png" manifest:media-type="image/png"/>
  <manifest:file-entry manifest:full-path="Pictures/10000000000000F800000077F3E9966423F6AC84.jpg" manifest:media-type="image/jpeg"/>
  <manifest:file-entry manifest:full-path="Pictures/100000F200007411000005A6EE5ADEC4E30AB108.wmf" manifest:media-type="image/x-wmf"/>
  <manifest:file-entry manifest:full-path="Pictures/100002010000022600000113840411F3C2396D72.png" manifest:media-type="image/png"/>
  <manifest:file-entry manifest:full-path="Pictures/10000000000006DA00000175B3E25E874B6FDEC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Lohit Devanagari1" svg:font-family="'Lohit Devanagari'" style:font-pitch="variable"/>
    <style:font-face style:name="Source Han Sans CN1" svg:font-family="'Source Han Sans CN'" style:font-pitch="variable"/>
    <style:font-face style:name="ARial" svg:font-family="ARial" style:font-family-generic="roma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Bitstream Vera Sans1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ax-height="0cm" fo:min-height="13.532cm" fo:min-width="9.184cm" fo:padding-top="0cm" fo:padding-bottom="0cm" fo:padding-left="0cm" fo:padding-r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ax-height="0cm" fo:min-height="5.355cm" fo:min-width="17.126cm" fo:padding-top="0cm" fo:padding-bottom="0cm" fo:padding-left="0cm" fo:padding-r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ax-height="0cm" fo:min-height="3.539cm" fo:min-width="16.313cm" fo:padding-top="0cm" fo:padding-bottom="0cm" fo:padding-left="0cm" fo:padding-right="0cm"/>
    </style:style>
    <style:style style:name="gr4" style:family="graphic">
      <style:graphic-properties style:protect="size"/>
    </style:style>
    <style:style style:name="pr1" style:family="presentation" style:parent-style-name="Default-outline1">
      <style:graphic-properties fo:min-height="1.467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justify"/>
      <style:text-properties fo:hyphenate="true"/>
    </style:style>
    <style:style style:name="P2" style:family="paragraph">
      <style:paragraph-properties fo:text-align="justify"/>
      <style:text-properties style:font-name="Arial1" fo:font-size="18pt" style:font-size-asian="18pt" style:font-size-complex="18pt" fo:hyphenate="true"/>
    </style:style>
    <style:style style:name="P3" style:family="paragraph">
      <style:paragraph-properties fo:margin-top="0cm" fo:margin-bottom="0.254cm"/>
    </style:style>
    <style:style style:name="P4" style:family="paragraph">
      <loext:graphic-properties draw:fill="none" draw:fill-color="#ffffff"/>
      <style:paragraph-properties fo:margin-top="0cm" fo:margin-bottom="0.254cm"/>
      <style:text-properties fo:font-size="15.6999998092651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font-name="Arial1" fo:font-size="18pt" style:font-size-asian="18pt" style:font-size-complex="18pt"/>
    </style:style>
    <style:style style:name="T2" style:family="text">
      <style:text-properties fo:color="#ff0000" style:font-name="Arial1"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4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Vorausgesetztes Wissen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6.5cm" svg:height="1.467cm" svg:x="0.7cm" svg:y="0.54cm" presentation:class="outline" presentation:user-transformed="true">
          <draw:text-box>
            <text:p text:style-name="P1"><text:span text:style-name="T1">Folgendes Wissen aus den bisherigen Semestern wird für diese Vorlesung als bekannt vorausgesetzt. Wenn Sie etwas nicht mehr genau wissen, </text:span><text:span text:style-name="T2">wiederholen Sie es möglichst bald!</text:span></text:p>
          </draw:text-box>
        </draw:frame>
        <draw:frame draw:style-name="gr1" draw:text-style-name="P4" draw:layer="layout" svg:width="9.184cm" svg:height="13.532cm" svg:x="0.588cm" svg:y="2.526cm">
          <draw:text-box>
            <text:p text:style-name="P3"><text:span text:style-name="T3">Java-Grundlagen</text:span></text:p>
            <text:p text:style-name="P3"><text:span text:style-name="T4">Klasse, Attribut, Methode, Instanz</text:span></text:p>
            <text:p text:style-name="P3"><text:span text:style-name="T4">Sichtbarkeit, Verdecken, Syntax,</text:span></text:p>
            <text:p text:style-name="P3"><text:span text:style-name="T4">public, private, protected, static,</text:span></text:p>
            <text:p text:style-name="P3"><text:span text:style-name="T4">package private, const, Vererbung,</text:span></text:p>
            <text:p text:style-name="P3"><text:span text:style-name="T4">Polymorphie, Interface, Überladen,</text:span></text:p>
            <text:p text:style-name="P3"><text:span text:style-name="T4">Überschreiben, Atomare Typen,</text:span></text:p>
            <text:p text:style-name="P3"><text:span text:style-name="T4">Typkonvertierung, Zugriffsrechte,</text:span></text:p>
            <text:p text:style-name="P3"><text:span text:style-name="T4">Implementierung, Innere Klassen,</text:span></text:p>
            <text:p text:style-name="P3"><text:span text:style-name="T4">Anonyme Klassen, abstract,</text:span></text:p>
            <text:p text:style-name="P3"><text:span text:style-name="T4">Referenz, Laufzeitfehler, Ausnahme,</text:span></text:p>
            <text:p text:style-name="P3"><text:span text:style-name="T4">Throwable, Exception, Runtime</text:span></text:p>
            <text:p text:style-name="P3"><text:span text:style-name="T4">Error, Syntaxfehler, Logische Fehler,</text:span></text:p>
            <text:p text:style-name="P3"><text:span text:style-name="T4">Compiler, *.java vs. *.class-Datei,</text:span></text:p>
            <text:p text:style-name="P3"><text:span text:style-name="T4">Paket inkl. Verzeichnisstruktur</text:span></text:p>
          </draw:text-box>
        </draw:frame>
        <draw:frame draw:style-name="gr2" draw:text-style-name="P4" draw:layer="layout" svg:width="17.126cm" svg:height="5.355cm" svg:x="10.44cm" svg:y="2.526cm">
          <draw:text-box>
            <text:p text:style-name="P3"><text:span text:style-name="T3">Fortgeschrittene Themen</text:span></text:p>
            <text:p text:style-name="P3"><text:span text:style-name="T4">Datenstrom, Text, Binär, Zeichensatz, Reader/Writer, Input/Output-</text:span></text:p>
            <text:p text:style-name="P3"><text:span text:style-name="T4">Stream, Runnable, Thread, Dämon-Thread, Thread-Erzeugung,</text:span></text:p>
            <text:p text:style-name="P3"><text:span text:style-name="T4">Synchronisation, Nebenläufigkeit, Semaphor, Monitor, synchronized,</text:span></text:p>
            <text:p text:style-name="P3"><text:span text:style-name="T4">Erzeuer/Verbraucher-Problem, Lost Update-Problem, Deadlock,</text:span></text:p>
            <text:p text:style-name="P3"><text:span text:style-name="T4">Livelock, die speisenden Philosophen</text:span></text:p>
          </draw:text-box>
        </draw:frame>
        <draw:frame draw:style-name="gr3" draw:text-style-name="P4" draw:layer="layout" svg:width="16.313cm" svg:height="3.539cm" svg:x="10.502cm" svg:y="8.588cm">
          <draw:text-box>
            <text:p text:style-name="P3"><text:span text:style-name="T3">Netzwerke und Internet</text:span></text:p>
            <text:p text:style-name="P3"><text:span text:style-name="T4">Kommunikation im Internet, OSI-Schichtenmodell, MAC-Adresse,</text:span></text:p>
            <text:p text:style-name="P3"><text:span text:style-name="T4">IP-Adresse, IPv4, IPv6, TCP, UDP, Portnummer, Socket, DNS,</text:span></text:p>
            <text:p text:style-name="P3"><text:span text:style-name="T4">Domain Name, Protokoll, Web Browser, E-Mail Client</text:span></text:p>
          </draw:text-box>
        </draw:frame>
        <presentation:notes draw:style-name="dp2">
          <draw:page-thumbnail draw:style-name="gr4" draw:layer="layout" svg:width="19.788cm" svg:height="11.136cm" svg:x="0.599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Lohit Devanagari1" svg:font-family="'Lohit Devanagari'" style:font-pitch="variable"/>
    <style:font-face style:name="Source Han Sans CN1" svg:font-family="'Source Han Sans CN'" style:font-pitch="variable"/>
    <style:font-face style:name="ARial" svg:font-family="ARial" style:font-family-generic="roma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Bitstream Vera Sans1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2" style:font-size-asian="24pt" style:language-asian="en" style:country-asian="US" style:font-name-complex="Arial2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extfolie-background" style:family="presentation">
      <style:graphic-properties draw:stroke="none" draw:fill="none"/>
    </style:style>
    <style:style style:name="Textfolie-backgroundobjects" style:family="presentation">
      <style:graphic-properties draw:shadow="hidden" draw:shadow-offset-x="0.3cm" draw:shadow-offset-y="0.3cm" draw:shadow-color="#808080"/>
    </style:style>
    <style:style style:name="Textfolie-notes" style:family="presentation">
      <style:graphic-properties draw:stroke="none" draw:fill="none">
        <text:list-style style:name="Textfol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Textfolie-outline1" style:family="presentation">
      <style:graphic-properties draw:stroke="none" draw:fill="none">
        <text:list-style style:name="Textfoli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b500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b500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b500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b500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b500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b500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b500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b500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b5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b50000" fo:font-size="45%"/>
          </text:list-level-style-bullet>
        </text:list-style>
      </style:graphic-properties>
      <style:paragraph-properties fo:margin-left="0cm" fo:margin-right="0cm" fo:margin-top="0cm" fo:margin-bottom="0.391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8.8999996185303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text-emphasize="none" style:font-relief="none"/>
    </style:style>
    <style:style style:name="Textfolie-outline2" style:family="presentation" style:parent-style-name="Textfolie-outline1">
      <style:paragraph-properties fo:margin-left="0.234cm" fo:margin-right="0cm" fo:margin-top="0cm" fo:margin-bottom="0.39cm" fo:text-indent="0cm"/>
      <style:text-properties style:font-name="Times New Roman" fo:font-family="'Times New Roman'" style:font-family-generic="roman" style:font-pitch="variable" fo:font-size="17.2999992370605pt" style:font-size-asian="22pt" style:font-size-complex="22pt"/>
    </style:style>
    <style:style style:name="Textfolie-outline3" style:family="presentation" style:parent-style-name="Textfolie-outline2">
      <style:paragraph-properties fo:margin-left="0.234cm" fo:margin-right="0cm" fo:margin-top="0cm" fo:margin-bottom="0.389cm" fo:text-indent="0cm"/>
      <style:text-properties style:font-name="Times New Roman" fo:font-family="'Times New Roman'" style:font-family-generic="roman" style:font-pitch="variable" fo:font-size="15.6999998092651pt" style:font-size-asian="20pt" style:font-size-complex="20pt"/>
    </style:style>
    <style:style style:name="Textfolie-outline4" style:family="presentation" style:parent-style-name="Textfolie-outline3">
      <style:paragraph-properties fo:margin-left="0.234cm" fo:margin-right="0cm" fo:margin-top="0cm" fo:margin-bottom="0.39cm" fo:text-indent="0cm"/>
      <style:text-properties style:font-name="Times New Roman" fo:font-family="'Times New Roman'" style:font-family-generic="roman" style:font-pitch="variable" fo:font-size="14.1000003814697pt" style:font-size-asian="18pt" style:font-size-complex="18pt"/>
    </style:style>
    <style:style style:name="Textfolie-outline5" style:family="presentation" style:parent-style-name="Textfolie-outline4">
      <style:paragraph-properties fo:margin-left="0.234cm" fo:margin-right="0cm" fo:margin-top="0cm" fo:margin-bottom="0.39cm" fo:text-indent="0cm"/>
      <style:text-properties style:font-name="Times New Roman" fo:font-family="'Times New Roman'" style:font-family-generic="roman" style:font-pitch="variable" fo:font-size="14.1000003814697pt" style:font-size-asian="18pt" style:font-size-complex="18pt"/>
    </style:style>
    <style:style style:name="Textfolie-outline6" style:family="presentation" style:parent-style-name="Textfolie-outline5">
      <style:paragraph-properties fo:margin-left="0.234cm" fo:margin-right="0cm" fo:margin-top="0cm" fo:margin-bottom="0.39cm" fo:text-indent="0cm"/>
      <style:text-properties style:font-name="Times New Roman" fo:font-family="'Times New Roman'" style:font-family-generic="roman" style:font-pitch="variable" fo:font-size="14.1000003814697pt" style:font-size-asian="18pt" style:font-size-complex="18pt"/>
    </style:style>
    <style:style style:name="Textfolie-outline7" style:family="presentation" style:parent-style-name="Textfolie-outline6">
      <style:paragraph-properties fo:margin-left="0.234cm" fo:margin-right="0cm" fo:margin-top="0cm" fo:margin-bottom="0.39cm" fo:text-indent="0cm"/>
      <style:text-properties style:font-name="Times New Roman" fo:font-family="'Times New Roman'" style:font-family-generic="roman" style:font-pitch="variable" fo:font-size="14.1000003814697pt" style:font-size-asian="18pt" style:font-size-complex="18pt"/>
    </style:style>
    <style:style style:name="Textfolie-outline8" style:family="presentation" style:parent-style-name="Textfolie-outline7">
      <style:paragraph-properties fo:margin-left="0.234cm" fo:margin-right="0cm" fo:margin-top="0cm" fo:margin-bottom="0.39cm" fo:text-indent="0cm"/>
      <style:text-properties style:font-name="Times New Roman" fo:font-family="'Times New Roman'" style:font-family-generic="roman" style:font-pitch="variable" fo:font-size="14.1000003814697pt" style:font-size-asian="18pt" style:font-size-complex="18pt"/>
    </style:style>
    <style:style style:name="Textfolie-outline9" style:family="presentation" style:parent-style-name="Textfolie-outline8">
      <style:paragraph-properties fo:margin-left="0.234cm" fo:margin-right="0cm" fo:margin-top="0cm" fo:margin-bottom="0.39cm" fo:text-indent="0cm"/>
      <style:text-properties style:font-name="Times New Roman" fo:font-family="'Times New Roman'" style:font-family-generic="roman" style:font-pitch="variable" fo:font-size="14.1000003814697pt" style:font-size-asian="18pt" style:font-size-complex="18pt"/>
    </style:style>
    <style:style style:name="Textfolie-subtitle" style:family="presentation">
      <style:graphic-properties draw:stroke="none" draw:fill="none" draw:textarea-vertical-align="middle">
        <text:list-style style:name="Text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Textfolie-title" style:family="presentation">
      <style:graphic-properties draw:stroke="none" draw:fill="none" draw:fill-color="#f57900" draw:fill-image-width="0cm" draw:fill-image-height="0cm" draw:textarea-vertical-align="middle">
        <text:list-style style:name="Text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50000" style:text-outline="false" style:text-line-through-style="none" style:text-line-through-type="none" style:font-name="Bitstream Vera Sans1" fo:font-family="'Bitstream Vera Sans'" style:font-family-generic="swiss" style:font-pitch="variable" fo:font-size="23.5pt" fo:font-style="normal" fo:text-shadow="1pt 1pt" style:text-underline-style="none" fo:font-weight="bold" style:font-name-asian="HG Mincho Light J" style:font-family-asian="'HG Mincho Light J'" style:font-pitch-asian="variable" style:font-size-asian="30pt" style:font-style-asian="normal" style:font-weight-asian="normal" style:font-name-complex="Arial2" style:font-family-complex="Arial" style:font-pitch-complex="variable" style:font-size-complex="30pt" style:font-style-complex="normal" style:font-weight-complex="normal" style:text-emphasize="none" style:font-relief="none"/>
    </style:style>
    <style:style style:name="Titelfolie_5f_-background" style:display-name="Titelfolie_-background" style:family="presentation">
      <style:graphic-properties draw:stroke="none" draw:fill="none"/>
      <style:text-properties style:letter-kerning="true"/>
    </style:style>
    <style:style style:name="Titelfolie_5f_-backgroundobjects" style:display-name="Titelfoli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5f_-notes" style:display-name="Titelfolie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5f_-outline1" style:display-name="Titelfolie_-outline1" style:family="presentation">
      <style:graphic-properties draw:stroke="none" draw:fill="none" draw:auto-grow-height="false" draw:fit-to-size="shrink-to-fit" style:shrink-to-fit="true">
        <text:list-style style:name="Titelfolie_5f_-outline1" style:display-name="Titelfolie_-outline1">
          <text:list-level-style-bullet text:level="1" text:bullet-char="■">
            <style:list-level-properties text:space-before="0.3cm" text:min-label-width="0.9cm"/>
            <style:text-properties fo:font-family="Arial" style:font-style-name="Regular" style:font-family-generic="swiss" fo:color="#b50000" fo:font-size="72%"/>
          </text:list-level-style-bullet>
          <text:list-level-style-bullet text:level="2" text:bullet-char="■">
            <style:list-level-properties text:space-before="1.5cm" text:min-label-width="0.9cm"/>
            <style:text-properties fo:font-family="Arial" style:font-style-name="Regular" style:font-family-generic="swiss" fo:color="#b50000" fo:font-size="66%"/>
          </text:list-level-style-bullet>
          <text:list-level-style-bullet text:level="3" text:bullet-char="■">
            <style:list-level-properties text:space-before="2.8cm" text:min-label-width="0.8cm"/>
            <style:text-properties fo:font-family="Arial" style:font-style-name="Regular" style:font-family-generic="swiss" fo:color="#b50000" fo:font-size="60%"/>
          </text:list-level-style-bullet>
          <text:list-level-style-bullet text:level="4" text:bullet-char="■">
            <style:list-level-properties text:space-before="4.2cm" text:min-label-width="0.6cm"/>
            <style:text-properties fo:font-family="Arial" style:font-style-name="Regular" style:font-family-generic="swiss" fo:color="#b50000" fo:font-size="53%"/>
          </text:list-level-style-bullet>
          <text:list-level-style-bullet text:level="5" text:bullet-char="■">
            <style:list-level-properties text:space-before="5.4cm" text:min-label-width="0.6cm"/>
            <style:text-properties fo:font-family="Arial" style:font-style-name="Regular" style:font-family-generic="swiss" fo:color="#b50000" fo:font-size="48%"/>
          </text:list-level-style-bullet>
          <text:list-level-style-bullet text:level="6" text:bullet-char="■">
            <style:list-level-properties text:space-before="6.6cm" text:min-label-width="0.6cm"/>
            <style:text-properties fo:font-family="Arial" style:font-style-name="Regular" style:font-family-generic="swiss" fo:color="#b50000" fo:font-size="48%"/>
          </text:list-level-style-bullet>
          <text:list-level-style-bullet text:level="7" text:bullet-char="■">
            <style:list-level-properties text:space-before="7.8cm" text:min-label-width="0.6cm"/>
            <style:text-properties fo:font-family="Arial" style:font-style-name="Regular" style:font-family-generic="swiss" fo:color="#b50000" fo:font-size="48%"/>
          </text:list-level-style-bullet>
          <text:list-level-style-bullet text:level="8" text:bullet-char="■">
            <style:list-level-properties text:space-before="9cm" text:min-label-width="0.6cm"/>
            <style:text-properties fo:font-family="Arial" style:font-style-name="Regular" style:font-family-generic="swiss" fo:color="#b50000" fo:font-size="48%"/>
          </text:list-level-style-bullet>
          <text:list-level-style-bullet text:level="9" text:bullet-char="■">
            <style:list-level-properties text:space-before="10.2cm" text:min-label-width="0.6cm"/>
            <style:text-properties fo:font-family="Arial" style:font-style-name="Regular" style:font-family-generic="swiss" fo:color="#b50000" fo:font-size="48%"/>
          </text:list-level-style-bullet>
          <text:list-level-style-bullet text:level="10" text:bullet-char="■">
            <style:list-level-properties text:space-before="11.4cm" text:min-label-width="0.6cm"/>
            <style:text-properties fo:font-family="Arial" style:font-style-name="Regular" style:font-family-generic="swiss" fo:color="#b50000" fo:font-size="48%"/>
          </text:list-level-style-bullet>
        </text:list-style>
      </style:graphic-properties>
      <style:paragraph-properties fo:margin-left="0cm" fo:margin-right="0cm" fo:margin-top="0cm" fo:margin-bottom="0.39cm" fo:text-indent="0cm"/>
      <style:text-properties style:use-window-font-color="true" style:text-outline="false" style:text-line-through-style="none" style:text-line-through-type="none" style:font-name="ARial2" fo:font-family="ARial" style:font-family-generic="swiss" fo:font-size="17.299999237060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DejaVu Sans" style:font-family-complex="'DejaVu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folie_5f_-outline2" style:display-name="Titelfolie_-outline2" style:family="presentation" style:parent-style-name="Titelfolie_5f_-outline1">
      <style:paragraph-properties fo:margin-left="0cm" fo:margin-right="0cm" fo:margin-top="0cm" fo:margin-bottom="0.311cm" fo:text-indent="0cm"/>
      <style:text-properties style:font-name="ARial2" fo:font-family="ARial" style:font-family-generic="swiss" fo:font-size="15.6999998092651pt" style:font-size-asian="20pt" style:font-size-complex="20pt"/>
    </style:style>
    <style:style style:name="Titelfolie_5f_-outline3" style:display-name="Titelfolie_-outline3" style:family="presentation" style:parent-style-name="Titelfolie_5f_-outline2">
      <style:paragraph-properties fo:margin-left="0cm" fo:margin-right="0cm" fo:margin-top="0cm" fo:margin-bottom="0.234cm" fo:text-indent="0cm"/>
      <style:text-properties style:font-name="ARial2" fo:font-family="ARial" style:font-family-generic="swiss" fo:font-size="14.1000003814697pt" style:font-size-asian="18pt" style:font-size-complex="18pt"/>
    </style:style>
    <style:style style:name="Titelfolie_5f_-outline4" style:display-name="Titelfolie_-outline4" style:family="presentation" style:parent-style-name="Titelfolie_5f_-outline3">
      <style:paragraph-properties fo:margin-left="0cm" fo:margin-right="0cm" fo:margin-top="0cm" fo:margin-bottom="0.155cm" fo:text-indent="0cm"/>
      <style:text-properties style:font-name="ARial2" fo:font-family="ARial" style:font-family-generic="swiss" fo:font-size="12.6000003814697pt" style:font-size-asian="16pt" style:font-size-complex="16pt"/>
    </style:style>
    <style:style style:name="Titelfolie_5f_-outline5" style:display-name="Titelfolie_-outline5" style:family="presentation" style:parent-style-name="Titelfolie_5f_-outline4">
      <style:paragraph-properties fo:margin-left="0cm" fo:margin-right="0cm" fo:margin-top="0cm" fo:margin-bottom="0.076cm" fo:text-indent="0cm"/>
      <style:text-properties style:font-name="ARial2" fo:font-family="ARial" style:font-family-generic="swiss" fo:font-size="11pt" style:font-size-asian="14pt" style:font-size-complex="14pt"/>
    </style:style>
    <style:style style:name="Titelfolie_5f_-outline6" style:display-name="Titelfolie_-outline6" style:family="presentation" style:parent-style-name="Titelfolie_5f_-outline5">
      <style:paragraph-properties fo:margin-left="0cm" fo:margin-right="0cm" fo:margin-top="0cm" fo:margin-bottom="0.076cm" fo:text-indent="0cm"/>
      <style:text-properties style:font-name="ARial2" fo:font-family="ARial" style:font-family-generic="swiss" fo:font-size="11pt" style:font-size-asian="14pt" style:font-size-complex="14pt"/>
    </style:style>
    <style:style style:name="Titelfolie_5f_-outline7" style:display-name="Titelfolie_-outline7" style:family="presentation" style:parent-style-name="Titelfolie_5f_-outline6">
      <style:paragraph-properties fo:margin-left="0cm" fo:margin-right="0cm" fo:margin-top="0cm" fo:margin-bottom="0.076cm" fo:text-indent="0cm"/>
      <style:text-properties style:font-name="ARial2" fo:font-family="ARial" style:font-family-generic="swiss" fo:font-size="11pt" style:font-size-asian="14pt" style:font-size-complex="14pt"/>
    </style:style>
    <style:style style:name="Titelfolie_5f_-outline8" style:display-name="Titelfolie_-outline8" style:family="presentation" style:parent-style-name="Titelfolie_5f_-outline7">
      <style:paragraph-properties fo:margin-left="0cm" fo:margin-right="0cm" fo:margin-top="0cm" fo:margin-bottom="0.077cm" fo:text-indent="0cm"/>
      <style:text-properties fo:font-size="15.6999998092651pt" style:font-size-asian="20pt" style:font-size-complex="20pt"/>
    </style:style>
    <style:style style:name="Titelfolie_5f_-outline9" style:display-name="Titelfolie_-outline9" style:family="presentation" style:parent-style-name="Titelfolie_5f_-outline8">
      <style:paragraph-properties fo:margin-left="0cm" fo:margin-right="0cm" fo:margin-top="0cm" fo:margin-bottom="0.077cm" fo:text-indent="0cm"/>
      <style:text-properties fo:font-size="15.6999998092651pt" style:font-size-asian="20pt" style:font-size-complex="20pt"/>
    </style:style>
    <style:style style:name="Titelfolie_5f_-subtitle" style:display-name="Titelfolie_-subtitle" style:family="presentation">
      <style:graphic-properties draw:stroke="none" draw:fill="none" draw:textarea-vertical-align="middle">
        <text:list-style style:name="Titelfolie_5f_-subtitle" style:display-name="Titelfoli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5f_-title" style:display-name="Titelfolie_-title" style:family="presentation">
      <style:graphic-properties draw:stroke="none" draw:fill="none" draw:textarea-horizontal-align="left" draw:textarea-vertical-align="top" draw:auto-grow-height="true" draw:auto-grow-width="false">
        <text:list-style style:name="Titelfolie_5f_-title" style:display-name="Titelfoli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2" fo:font-family="ARial" style:font-family-generic="swiss" fo:font-size="20.3999996185303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26pt" style:font-style-asian="normal" style:font-weight-asian="bold" style:font-name-complex="DejaVu Sans" style:font-family-complex="'DejaVu Sans'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2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.5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17cm" fo:margin-bottom="0cm" fo:text-indent="0cm"/>
      <style:text-properties fo:font-size="29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11cm" fo:margin-bottom="0cm" fo:text-indent="0cm"/>
      <style:text-properties fo:font-size="25.1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06cm" fo:margin-bottom="0cm" fo:text-indent="0cm"/>
      <style:text-properties fo:font-size="20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02cm" fo:margin-bottom="0cm" fo:text-indent="0cm"/>
      <style:text-properties fo:font-size="20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02cm" fo:margin-bottom="0cm" fo:text-indent="0cm"/>
      <style:text-properties fo:font-size="20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02cm" fo:margin-bottom="0cm" fo:text-indent="0cm"/>
      <style:text-properties fo:font-size="20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02cm" fo:margin-bottom="0cm" fo:text-indent="0cm"/>
      <style:text-properties fo:font-size="20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02cm" fo:margin-bottom="0cm" fo:text-indent="0cm"/>
      <style:text-properties fo:font-size="20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0999984741211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16.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8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512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draw:fill="none" draw:fill-color="#ffffff" fo:min-height="9.319cm"/>
    </style:style>
    <style:style style:name="Mpr1" style:family="presentation" style:parent-style-name="Textfolie-backgroundobjects">
      <style:graphic-properties draw:stroke="none" draw:fill="solid" draw:fill-color="#d9d9d9" draw:textarea-horizontal-align="center" draw:textarea-vertical-align="middle"/>
    </style:style>
    <style:style style:name="Mpr2" style:family="presentation" style:parent-style-name="Textfolie-title">
      <style:graphic-properties draw:fill-color="#ffffff" draw:auto-grow-height="false" fo:min-height="3.507cm"/>
    </style:style>
    <style:style style:name="Mpr3" style:family="presentation" style:parent-style-name="Textfolie-outline1">
      <style:graphic-properties draw:fill-color="#ffffff" draw:auto-grow-height="false" fo:min-height="13.86cm"/>
    </style:style>
    <style:style style:name="Mpr4" style:family="presentation" style:parent-style-name="Textfolie-backgroundobjects">
      <style:graphic-properties draw:stroke="none" draw:fill="none" draw:fill-color="#ffffff" draw:auto-grow-height="false" fo:min-height="1.449cm"/>
    </style:style>
    <style:style style:name="Mpr5" style:family="presentation" style:parent-style-name="Textfol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extfoli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elfolie_5f_-backgroundobjects">
      <style:graphic-properties draw:stroke="none" draw:fill="none" draw:fill-color="#ffffff" draw:auto-grow-height="false" fo:min-height="1.449cm"/>
    </style:style>
    <style:style style:name="Mpr8" style:family="presentation" style:parent-style-name="Titelfolie_5f_-backgroundobjects">
      <style:graphic-properties draw:stroke="none" draw:fill-color="#cccccc" draw:textarea-vertical-align="middle" draw:auto-grow-height="false" fo:min-height="0.18cm" fo:min-width="28cm"/>
    </style:style>
    <style:style style:name="Mpr9" style:family="presentation" style:parent-style-name="Titelfolie_5f_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elfolie_5f_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solid" draw:fill-color="#d9d9d9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loext:graphic-properties draw:fill-color="#ffffff"/>
      <style:paragraph-properties fo:margin-left="1.2cm" fo:margin-right="0cm" fo:text-indent="0cm"/>
    </style:style>
    <style:style style:name="MP18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0" style:family="paragraph">
      <style:paragraph-properties fo:text-align="end"/>
    </style:style>
    <style:style style:name="MP21" style:family="paragraph">
      <loext:graphic-properties draw:fill="none" draw:fill-color="#ffffff"/>
      <style:paragraph-properties fo:text-align="end"/>
      <style:text-properties fo:font-size="14.1000003814697pt"/>
    </style:style>
    <style:style style:name="MP22" style:family="paragraph">
      <loext:graphic-properties draw:fill="none"/>
      <style:paragraph-properties fo:text-align="center"/>
    </style:style>
    <style:style style:name="MP23" style:family="paragraph">
      <loext:graphic-properties draw:fill="none"/>
      <style:paragraph-properties fo:text-align="start"/>
      <style:text-properties fo:font-size="18pt"/>
    </style:style>
    <style:style style:name="MP24" style:family="paragraph"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text-properties fo:font-size="14pt" style:font-size-asian="14pt" style:font-size-complex="14pt"/>
    </style:style>
    <style:style style:name="MP26" style:family="paragraph">
      <style:paragraph-properties fo:text-align="center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8" style:family="paragraph">
      <style:paragraph-properties fo:text-align="end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30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3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MP32" style:family="paragraph">
      <loext:graphic-properties draw:fill-color="#cccccc"/>
      <style:paragraph-properties fo:text-align="center"/>
    </style:style>
    <style:style style:name="MP33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font-weight="bold" style:font-size-asian="14pt" style:font-weight-asian="bold" style:font-size-complex="14pt" style:font-weight-complex="bold"/>
    </style:style>
    <style:style style:name="MT3" style:family="text">
      <style:text-properties fo:font-size="14pt" fo:font-weight="normal" style:font-size-asian="14pt" style:font-weight-asian="normal" style:font-size-complex="14pt" style:font-weight-complex="normal"/>
    </style:style>
    <style:style style:name="MT4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MT5" style:family="text">
      <style:text-properties fo:color="#a6a6a6" style:text-line-through-style="none" style:text-line-through-type="none" style:font-name="Arial Narrow" fo:font-size="6pt" fo:letter-spacing="normal" fo:font-style="normal" style:text-underline-style="none" fo:font-weight="bold" style:font-size-asian="6pt" style:font-style-asian="normal" style:font-weight-asian="bold" style:font-size-complex="6pt" style:font-style-complex="normal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b500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b500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b500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b500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b500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b500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b500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b500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b5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b5000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421cm" svg:height="4.962cm" svg:x="1.072cm" svg:y="2.049cm"/>
      <draw:page-thumbnail draw:layer="backgroundobjects" svg:width="8.421cm" svg:height="4.962cm" svg:x="1.072cm" svg:y="8.012cm"/>
      <draw:page-thumbnail draw:layer="backgroundobjects" svg:width="8.421cm" svg:height="4.962cm" svg:x="1.072cm" svg:y="13.975cm"/>
      <draw:page-thumbnail draw:layer="backgroundobjects" svg:width="8.421cm" svg:height="4.962cm" svg:x="10.639cm" svg:y="2.049cm"/>
      <draw:page-thumbnail draw:layer="backgroundobjects" svg:width="8.421cm" svg:height="4.962cm" svg:x="10.639cm" svg:y="8.012cm"/>
      <draw:page-thumbnail draw:layer="backgroundobjects" svg:width="8.421cm" svg:height="4.962cm" svg:x="10.639cm" svg:y="13.975cm"/>
      <draw:page-thumbnail draw:layer="backgroundobjects" svg:width="8.421cm" svg:height="4.962cm" svg:x="20.206cm" svg:y="2.049cm"/>
      <draw:page-thumbnail draw:layer="backgroundobjects" svg:width="8.421cm" svg:height="4.962cm" svg:x="20.206cm" svg:y="8.012cm"/>
      <draw:page-thumbnail draw:layer="backgroundobjects" svg:width="8.421cm" svg:height="4.962cm" svg:x="20.206cm" svg:y="13.975cm"/>
    </style:handout-master>
    <style:master-page style:name="Textfolie" style:page-layout-name="PM1" draw:style-name="Mdp1">
      <draw:rect presentation:style-name="Mpr1" draw:text-style-name="MP5" draw:layer="backgroundobjects" svg:width="28cm" svg:height="1.415cm" svg:x="0cm" svg:y="15.084cm">
        <text:p/>
      </draw:rect>
      <draw:frame presentation:style-name="Mpr2" draw:text-style-name="MP7" draw:layer="backgroundobjects" svg:width="26.5cm" svg:height="1.969cm" svg:x="1cm" svg:y="0.387cm" presentation:class="title">
        <draw:text-box>
          <text:p text:style-name="MP6">Titel einer Folie</text:p>
        </draw:text-box>
      </draw:frame>
      <draw:frame presentation:style-name="Mpr3" draw:text-style-name="MP17" draw:layer="backgroundobjects" svg:width="26.5cm" svg:height="12.179cm" svg:x="1cm" svg:y="2.59cm" presentation:class="outline">
        <draw:text-box>
          <text:list text:style-name="ML2">
            <text:list-item>
              <text:p text:style-name="MP8">Ebene 1</text:p>
              <text:list>
                <text:list-item>
                  <text:p text:style-name="MP9">Ebene 2</text:p>
                  <text:list>
                    <text:list-item>
                      <text:p text:style-name="MP10">Ebene 3</text:p>
                      <text:list>
                        <text:list-item>
                          <text:p text:style-name="MP11">Ebene 4</text:p>
                          <text:list>
                            <text:list-item>
                              <text:p text:style-name="MP12">Ebene 5</text:p>
                              <text:list>
                                <text:list-item>
                                  <text:p text:style-name="MP13">Ebene 6</text:p>
                                  <text:list>
                                    <text:list-item>
                                      <text:p text:style-name="MP14">Ebene 7</text:p>
                                      <text:list>
                                        <text:list-item>
                                          <text:p text:style-name="MP15">Ebene 8</text:p>
                                          <text:list>
                                            <text:list-item>
                                              <text:p text:style-name="MP16">Ebene 9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9" draw:layer="backgroundobjects" svg:width="8.875cm" svg:height="0.454cm" svg:x="3.376cm" svg:y="15.87cm" presentation:class="footer">
        <draw:text-box>
          <text:p text:style-name="MP18"><text:span text:style-name="MT2">Webprogrammierung:</text:span><text:span text:style-name="MT3"> Einleitung</text:span></text:p>
        </draw:text-box>
      </draw:frame>
      <draw:frame draw:style-name="Mgr3" draw:text-style-name="MP21" draw:layer="backgroundobjects" svg:width="9.5cm" svg:height="0.832cm" svg:x="18.4cm" svg:y="15.79cm">
        <draw:text-box>
          <text:p text:style-name="MP20"><text:span text:style-name="MT4"><text:date style:data-style-name="D1" text:date-value="2019-09-01">01.09.19</text:date></text:span><text:span text:style-name="MT4"><text:s/>- Folie </text:span><text:span text:style-name="MT2"><text:page-number>&lt;number&gt;</text:page-number></text:span></text:p>
        </draw:text-box>
      </draw:frame>
      <draw:frame draw:style-name="Mgr4" draw:text-style-name="MP22" draw:layer="backgroundobjects" svg:width="3.127cm" svg:height="1.179cm" svg:x="0.2cm" svg:y="15.162cm">
        <draw:image xlink:href="Pictures/100002010000022600000113840411F3C2396D72.png" xlink:type="simple" xlink:show="embed" xlink:actuate="onLoad" loext:mime-type="image/png">
          <text:p/>
        </draw:image>
      </draw:frame>
      <presentation:notes style:page-layout-name="PM2">
        <draw:page-thumbnail presentation:style-name="Textfolie-title" draw:layer="backgroundobjects" svg:width="14.848cm" svg:height="11.135cm" svg:x="3.07cm" svg:y="2.257cm" presentation:class="page"/>
        <draw:frame presentation:style-name="Textfolie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5f_" style:display-name="Titelfolie_" style:page-layout-name="PM1" draw:style-name="Mdp1">
      <draw:g>
        <draw:frame draw:name="Bild 16" draw:style-name="Mgr5" draw:text-style-name="MP23" draw:layer="backgroundobjects" svg:width="28cm" svg:height="3.549cm" svg:x="0cm" svg:y="12.948cm">
          <draw:image xlink:href="Pictures/10000000000006DA00000175B3E25E874B6FDEC7.jpg" xlink:type="simple" xlink:show="embed" xlink:actuate="onLoad" loext:mime-type="image/jpeg">
            <text:p/>
          </draw:image>
        </draw:frame>
        <draw:frame draw:name="Bild 16" draw:style-name="Mgr6" draw:text-style-name="MP23" draw:layer="backgroundobjects" svg:width="28cm" svg:height="0.144cm" svg:x="0cm" svg:y="12.813cm">
          <draw:image xlink:href="Pictures/100000F200007411000005A6EE5ADEC4E30AB108.wmf" xlink:type="simple" xlink:show="embed" xlink:actuate="onLoad" loext:mime-type="image/x-wmf">
            <text:p/>
          </draw:image>
          <draw:image xlink:href="Pictures/100002010000046300000037D310DE9BA4DE315F.png" xlink:type="simple" xlink:show="embed" xlink:actuate="onLoad" loext:mime-type="image/png"/>
        </draw:frame>
      </draw:g>
      <draw:frame presentation:style-name="Titelfolie_5f_-title" draw:layer="backgroundobjects" svg:width="25.71cm" svg:height="2.136cm" svg:x="1.23cm" svg:y="0.737cm" presentation:class="title" presentation:placeholder="true">
        <draw:text-box/>
      </draw:frame>
      <draw:frame presentation:style-name="Titelfolie_5f_-outline1" draw:layer="backgroundobjects" svg:width="24.64cm" svg:height="6.255cm" svg:x="1.23cm" svg:y="6.496cm" presentation:class="outline" presentation:placeholder="true">
        <draw:text-box/>
      </draw:frame>
      <draw:frame presentation:style-name="Mpr7" draw:text-style-name="MP25" draw:layer="backgroundobjects" svg:width="6.523cm" svg:height="1.137cm" svg:x="1.4cm" svg:y="15.03cm" presentation:class="date-time">
        <draw:text-box>
          <text:p text:style-name="MP24"><text:span text:style-name="MT1"><presentation:date-time/></text:span></text:p>
        </draw:text-box>
      </draw:frame>
      <draw:frame presentation:style-name="Mpr7" draw:text-style-name="MP27" draw:layer="backgroundobjects" svg:width="8.875cm" svg:height="1.137cm" svg:x="9.576cm" svg:y="15.03cm" presentation:class="footer">
        <draw:text-box>
          <text:p text:style-name="MP26"><text:span text:style-name="MT1"><presentation:footer/></text:span></text:p>
        </draw:text-box>
      </draw:frame>
      <draw:frame presentation:style-name="Mpr7" draw:text-style-name="MP29" draw:layer="backgroundobjects" svg:width="6.523cm" svg:height="1.137cm" svg:x="20.076cm" svg:y="15.03cm" presentation:class="page-number">
        <draw:text-box>
          <text:p text:style-name="MP28"><text:span text:style-name="MT1"><text:page-number>&lt;number&gt;</text:page-number></text:span></text:p>
        </draw:text-box>
      </draw:frame>
      <draw:g>
        <draw:frame draw:name="Picture 13" draw:style-name="Mgr7" draw:text-style-name="MP23" draw:layer="backgroundobjects" svg:width="2.864cm" svg:height="1.084cm" svg:x="23.581cm" svg:y="0.329cm">
          <draw:image xlink:href="Pictures/10000000000000F800000077F3E9966423F6AC84.jpg" xlink:type="simple" xlink:show="embed" xlink:actuate="onLoad" loext:mime-type="image/jpeg">
            <text:p/>
          </draw:image>
        </draw:frame>
        <draw:custom-shape draw:name="Textfeld 1" draw:style-name="Mgr8" draw:text-style-name="MP31" draw:layer="backgroundobjects" svg:width="3.82cm" svg:height="0.505cm" svg:x="24.563cm" svg:y="1.327cm">
          <text:p text:style-name="MP30"><text:span text:style-name="MT5">Wirtschaftsinformati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presentation:style-name="Mpr8" draw:text-style-name="MP32" draw:layer="backgroundobjects" svg:width="28cm" svg:height="0.18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itelfolie_5f_-title" draw:layer="backgroundobjects" svg:width="14.848cm" svg:height="11.136cm" svg:x="3.07cm" svg:y="2.257cm" presentation:class="page"/>
        <draw:frame presentation:style-name="Titelfolie_5f_-notes" draw:layer="backgroundobjects" svg:width="16.79cm" svg:height="13.364cm" svg:x="2.098cm" svg:y="14.107cm" presentation:class="notes" presentation:placeholder="true">
          <draw:text-box/>
        </draw:frame>
        <draw:frame presentation:style-name="Mpr9" draw:text-style-name="MP25" draw:layer="backgroundobjects" svg:width="9.108cm" svg:height="1.484cm" svg:x="0cm" svg:y="0cm" presentation:class="header">
          <draw:text-box>
            <text:p text:style-name="MP24"><text:span text:style-name="MT1"><presentation:header/></text:span></text:p>
          </draw:text-box>
        </draw:frame>
        <draw:frame presentation:style-name="Mpr9" draw:text-style-name="MP29" draw:layer="backgroundobjects" svg:width="9.108cm" svg:height="1.484cm" svg:x="11.88cm" svg:y="0cm" presentation:class="date-time">
          <draw:text-box>
            <text:p text:style-name="MP28"><text:span text:style-name="MT1"><presentation:date-time/></text:span></text:p>
          </draw:text-box>
        </draw:frame>
        <draw:frame presentation:style-name="Mpr10" draw:text-style-name="MP25" draw:layer="backgroundobjects" svg:width="9.108cm" svg:height="1.484cm" svg:x="0cm" svg:y="28.216cm" presentation:class="footer">
          <draw:text-box>
            <text:p text:style-name="MP24"><text:span text:style-name="MT1"><presentation:footer/></text:span></text:p>
          </draw:text-box>
        </draw:frame>
        <draw:frame presentation:style-name="Mpr10" draw:text-style-name="MP29" draw:layer="backgroundobjects" svg:width="9.108cm" svg:height="1.484cm" svg:x="11.88cm" svg:y="28.216cm" presentation:class="page-number">
          <draw:text-box>
            <text:p text:style-name="MP28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753cm" svg:x="1.4cm" svg:y="0.655cm" presentation:class="title" presentation:placeholder="true">
        <draw:text-box/>
      </draw:frame>
      <draw:frame draw:style-name="Mgr9" draw:text-style-name="MP33" draw:layer="backgroundobjects" svg:width="25.199cm" svg:height="9.569cm" svg:x="1.4cm" svg:y="3.859cm">
        <draw:text-box>
          <text:p/>
        </draw:text-box>
      </draw:frame>
      <draw:frame presentation:style-name="Mpr11" draw:text-style-name="MP25" draw:layer="backgroundobjects" svg:width="6.523cm" svg:height="1.136cm" svg:x="1.4cm" svg:y="15.029cm" presentation:class="date-time">
        <draw:text-box>
          <text:p text:style-name="MP24"><text:span text:style-name="MT1"><presentation:date-time/></text:span></text:p>
        </draw:text-box>
      </draw:frame>
      <draw:frame presentation:style-name="Mpr11" draw:text-style-name="MP27" draw:layer="backgroundobjects" svg:width="8.875cm" svg:height="1.136cm" svg:x="9.576cm" svg:y="15.029cm" presentation:class="footer">
        <draw:text-box>
          <text:p text:style-name="MP26"><text:span text:style-name="MT1"><presentation:footer/></text:span></text:p>
        </draw:text-box>
      </draw:frame>
      <draw:frame presentation:style-name="Mpr11" draw:text-style-name="MP29" draw:layer="backgroundobjects" svg:width="6.523cm" svg:height="1.136cm" svg:x="20.076cm" svg:y="15.029cm" presentation:class="page-number">
        <draw:text-box>
          <text:p text:style-name="MP28"><text:span text:style-name="MT1"><text:page-number>&lt;number&gt;</text:page-number></text:span></text:p>
        </draw:text-box>
      </draw:frame>
      <draw:frame presentation:style-name="Default-outline1" draw:layer="backgroundobjects" svg:width="25.199cm" svg:height="9.569cm" svg:x="1.4cm" svg:y="3.861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88cm" svg:height="11.136cm" svg:x="0.599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12" draw:text-style-name="MP25" draw:layer="backgroundobjects" svg:width="9.108cm" svg:height="1.484cm" svg:x="0cm" svg:y="0cm" presentation:class="header">
          <draw:text-box>
            <text:p text:style-name="MP24"><text:span text:style-name="MT1"><presentation:header/></text:span></text:p>
          </draw:text-box>
        </draw:frame>
        <draw:frame presentation:style-name="Mpr12" draw:text-style-name="MP29" draw:layer="backgroundobjects" svg:width="9.108cm" svg:height="1.484cm" svg:x="11.879cm" svg:y="0cm" presentation:class="date-time">
          <draw:text-box>
            <text:p text:style-name="MP28"><text:span text:style-name="MT1"><presentation:date-time/></text:span></text:p>
          </draw:text-box>
        </draw:frame>
        <draw:frame presentation:style-name="Mpr13" draw:text-style-name="MP25" draw:layer="backgroundobjects" svg:width="9.108cm" svg:height="1.484cm" svg:x="0cm" svg:y="28.215cm" presentation:class="footer">
          <draw:text-box>
            <text:p text:style-name="MP24"><text:span text:style-name="MT1"><presentation:footer/></text:span></text:p>
          </draw:text-box>
        </draw:frame>
        <draw:frame presentation:style-name="Mpr13" draw:text-style-name="MP29" draw:layer="backgroundobjects" svg:width="9.108cm" svg:height="1.484cm" svg:x="11.879cm" svg:y="28.215cm" presentation:class="page-number">
          <draw:text-box>
            <text:p text:style-name="MP2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6.2$Linux_X86_64 LibreOffice_project/20$Build-2</meta:generator>
    <meta:creation-date>2009-10-14T20:41:59</meta:creation-date>
    <dc:language>fi-FI</dc:language>
    <meta:editing-cycles>1531</meta:editing-cycles>
    <meta:editing-duration>P8DT17H10M42S</meta:editing-duration>
    <meta:initial-creator>Dennis Schulmeister</meta:initial-creator>
    <dc:date>2019-09-01T15:58:18.656525916</dc:date>
    <dc:creator>Dennis Schulmeister-Zimolong</dc:creator>
    <meta:document-statistic meta:object-count="6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./usr/lib/openoffice/basis3.0/share/template/en-US/presnt/Orange.otp"/>
  </office:meta>
</office:document-meta>
</file>